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Hindi" svg:font-family="'Lohit Hind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Source Han Sans SC" svg:font-family="'Source Han Sans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002cm" style:rel-width="100%" fo:margin-left="-0.191cm" fo:margin-top="0cm" fo:margin-bottom="0cm" table:align="left" style:writing-mode="lr-tb"/>
    </style:style>
    <style:style style:name="Tableau1.A" style:family="table-column">
      <style:table-column-properties style:column-width="8.001cm" style:rel-column-width="32767*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tableHeader}</text:p>
      <table:table table:name="Tableau1" table:style-name="Tableau1">
        <table:table-column table:style-name="Tableau1.A" table:number-columns-repeated="2"/>
        <table:table-row table:style-name="TableLine47443584">
          <table:table-cell table:style-name="Tableau1.A1" table:number-rows-spanned="2" office:value-type="string">
            <text:p text:style-name="Standard">${userId}</text:p>
          </table:table-cell>
          <table:table-cell table:style-name="Tableau1.A1" office:value-type="string">
            <text:p text:style-name="Standard">${userName}</text:p>
          </table:table-cell>
        </table:table-row>
        <table:table-row table:style-name="TableLine47443584">
          <table:covered-table-cell/>
          <table:table-cell table:style-name="Tableau1.A1" office:value-type="string">
            <text:p text:style-name="Standard">${userLocation}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Hindi" svg:font-family="'Lohit Hind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Source Han Sans SC" svg:font-family="'Source Han Sans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fo:font-size="12pt" fo:language="de" fo:country="DE" style:font-size-asian="12pt" style:language-asian="de" style:country-asian="DE" style:font-size-complex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 </dc:title>
    <meta:initial-creator>RVA</meta:initial-creator>
    <dc:creator>Ivan Lanin</dc:creator>
    <meta:editing-cycles>10</meta:editing-cycles>
    <meta:creation-date>2013-11-22T15:19:00</meta:creation-date>
    <dc:date>2014-03-15T03:42:00</dc:date>
    <meta:editing-duration>PT2H39M</meta:editing-duration>
    <meta:generator>LibreOffice/6.4.7.2$Linux_X86_64 LibreOffice_project/40$Build-2</meta:generator>
    <meta:document-statistic meta:table-count="1" meta:image-count="0" meta:object-count="0" meta:page-count="1" meta:paragraph-count="4" meta:word-count="4" meta:character-count="49" meta:non-whitespace-character-count="4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